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12" style:family="table-row">
      <style:table-row-properties style:min-row-height="1.228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7.011cm"/>
    </style:style>
    <style:style style:name="Table6.B" style:family="table-column">
      <style:table-column-properties style:column-width="10.0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11cm"/>
    </style:style>
    <style:style style:name="Table7.B" style:family="table-column">
      <style:table-column-properties style:column-width="10.001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fo:keep-with-next="always"/>
    </style:style>
    <style:style style:name="Table1.A" style:family="table-column">
      <style:table-column-properties style:column-width="17.013cm"/>
    </style:style>
    <style:style style:name="Table1.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9d924" officeooo:paragraph-rsid="0019d924"/>
    </style:style>
    <style:style style:name="P2" style:family="paragraph" style:parent-style-name="Standard">
      <style:paragraph-properties fo:text-align="center" style:justify-single-word="false"/>
      <style:text-properties fo:font-size="28pt" officeooo:rsid="0019d924" officeooo:paragraph-rsid="0019d924"/>
    </style:style>
    <style:style style:name="P3" style:family="paragraph" style:parent-style-name="Standard">
      <style:paragraph-properties fo:text-align="start" style:justify-single-word="false"/>
      <style:text-properties fo:font-size="12pt" fo:font-weight="normal" officeooo:rsid="0032a7f2" officeooo:paragraph-rsid="0032a7f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2a7f2" officeooo:paragraph-rsid="004c7fb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2a7f2" officeooo:paragraph-rsid="005783d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2a7f2" officeooo:paragraph-rsid="0058cb2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44919" officeooo:paragraph-rsid="0034491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44acf" officeooo:paragraph-rsid="0034b16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4b168" officeooo:paragraph-rsid="0034b1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6a310" officeooo:paragraph-rsid="0036a31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6a310" officeooo:paragraph-rsid="0037fef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bb5f1" officeooo:paragraph-rsid="003e28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989c1" officeooo:paragraph-rsid="004989c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989c1" officeooo:paragraph-rsid="0058cb2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c7fb7" officeooo:paragraph-rsid="004c7fb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539e2c" officeooo:paragraph-rsid="00539e2c" style:font-size-asian="10.5pt" style:font-weight-asian="normal" style:font-size-complex="12pt" style:font-weight-complex="normal"/>
    </style:style>
    <style:style style:name="P17" style:family="paragraph" style:parent-style-name="Standard">
      <style:text-properties fo:font-size="12pt" fo:font-weight="normal" officeooo:rsid="005783de" officeooo:paragraph-rsid="005783d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5aa76f" officeooo:paragraph-rsid="005aa7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c888d" officeooo:paragraph-rsid="005aa7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cad1a" officeooo:paragraph-rsid="005cad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6pt" fo:font-weight="bold" officeooo:rsid="0032a7f2" officeooo:paragraph-rsid="0019d924" style:font-size-asian="14pt" style:font-weight-asian="bold" style:font-size-complex="16pt" style:font-weight-complex="bold"/>
    </style:style>
    <style:style style:name="P22" style:family="paragraph" style:parent-style-name="Standard">
      <style:paragraph-properties fo:text-align="start" style:justify-single-word="false"/>
      <style:text-properties fo:font-size="16pt" fo:font-weight="bold" officeooo:rsid="0032a7f2" officeooo:paragraph-rsid="0032a7f2" style:font-size-asian="14pt" style:font-weight-asian="bold" style:font-size-complex="16pt" style:font-weight-complex="bold"/>
    </style:style>
    <style:style style:name="P23" style:family="paragraph" style:parent-style-name="Table_20_Contents">
      <style:paragraph-properties fo:text-align="start" style:justify-single-word="false"/>
      <style:text-properties fo:font-size="12pt" officeooo:rsid="004a8655" officeooo:paragraph-rsid="004c7fb7" style:font-size-asian="10.5pt" style:font-size-complex="12pt"/>
    </style:style>
    <style:style style:name="P24" style:family="paragraph" style:parent-style-name="Table_20_Contents">
      <style:paragraph-properties fo:text-align="start" style:justify-single-word="false"/>
      <style:text-properties fo:font-size="12pt" officeooo:rsid="004a8655" officeooo:paragraph-rsid="005783de" style:font-size-asian="10.5pt" style:font-size-complex="12pt"/>
    </style:style>
    <style:style style:name="P25" style:family="paragraph" style:parent-style-name="Table_20_Contents">
      <style:paragraph-properties fo:text-align="start" style:justify-single-word="false"/>
      <style:text-properties fo:font-size="12pt" officeooo:rsid="004a8655" officeooo:paragraph-rsid="005aa76f" style:font-size-asian="10.5pt" style:font-size-complex="12pt"/>
    </style:style>
    <style:style style:name="P26" style:family="paragraph" style:parent-style-name="Table_20_Contents">
      <style:paragraph-properties fo:text-align="start" style:justify-single-word="false"/>
      <style:text-properties fo:font-size="12pt" officeooo:rsid="004a8655" officeooo:paragraph-rsid="005c70dc" style:font-size-asian="10.5pt" style:font-size-complex="12pt"/>
    </style:style>
    <style:style style:name="P27" style:family="paragraph" style:parent-style-name="Table_20_Contents">
      <style:paragraph-properties fo:text-align="start" style:justify-single-word="false"/>
      <style:text-properties fo:font-size="12pt" officeooo:rsid="004c7fb7" officeooo:paragraph-rsid="004c7fb7" style:font-size-asian="10.5pt" style:font-size-complex="12pt"/>
    </style:style>
    <style:style style:name="P28" style:family="paragraph" style:parent-style-name="Table_20_Contents">
      <style:paragraph-properties fo:text-align="start" style:justify-single-word="false"/>
      <style:text-properties fo:font-size="12pt" officeooo:rsid="004c7fb7" officeooo:paragraph-rsid="005783de" style:font-size-asian="10.5pt" style:font-size-complex="12pt"/>
    </style:style>
    <style:style style:name="P29" style:family="paragraph" style:parent-style-name="Table_20_Contents">
      <style:paragraph-properties fo:text-align="start" style:justify-single-word="false"/>
      <style:text-properties fo:font-size="12pt" officeooo:rsid="004d57f3" officeooo:paragraph-rsid="004d57f3" style:font-size-asian="10.5pt" style:font-size-complex="12pt"/>
    </style:style>
    <style:style style:name="P30" style:family="paragraph" style:parent-style-name="Table_20_Contents">
      <style:paragraph-properties fo:text-align="start" style:justify-single-word="false"/>
      <style:text-properties fo:font-size="12pt" officeooo:rsid="004d57f3" officeooo:paragraph-rsid="005783de" style:font-size-asian="10.5pt" style:font-size-complex="12pt"/>
    </style:style>
    <style:style style:name="P31" style:family="paragraph" style:parent-style-name="Table_20_Contents">
      <style:paragraph-properties fo:text-align="start" style:justify-single-word="false"/>
      <style:text-properties fo:font-size="12pt" officeooo:rsid="004fec23" officeooo:paragraph-rsid="004fec23" style:font-size-asian="10.5pt" style:font-size-complex="12pt"/>
    </style:style>
    <style:style style:name="P32" style:family="paragraph" style:parent-style-name="Table_20_Contents">
      <style:paragraph-properties fo:text-align="start" style:justify-single-word="false"/>
      <style:text-properties fo:font-size="12pt" officeooo:rsid="004fec23" officeooo:paragraph-rsid="005783de" style:font-size-asian="10.5pt" style:font-size-complex="12pt"/>
    </style:style>
    <style:style style:name="P33" style:family="paragraph" style:parent-style-name="Table_20_Contents">
      <style:paragraph-properties fo:text-align="start" style:justify-single-word="false"/>
      <style:text-properties fo:font-size="12pt" officeooo:rsid="0050ab76" officeooo:paragraph-rsid="0050ab76" style:font-size-asian="10.5pt" style:font-size-complex="12pt"/>
    </style:style>
    <style:style style:name="P34" style:family="paragraph" style:parent-style-name="Table_20_Contents">
      <style:paragraph-properties fo:text-align="start" style:justify-single-word="false"/>
      <style:text-properties fo:font-size="12pt" officeooo:rsid="0050ab76" officeooo:paragraph-rsid="005783de" style:font-size-asian="10.5pt" style:font-size-complex="12pt"/>
    </style:style>
    <style:style style:name="P35" style:family="paragraph" style:parent-style-name="Table_20_Contents">
      <style:paragraph-properties fo:text-align="start" style:justify-single-word="false"/>
      <style:text-properties fo:font-size="12pt" officeooo:rsid="0058cb24" officeooo:paragraph-rsid="0058cb24" style:font-size-asian="10.5pt" style:font-size-complex="12pt"/>
    </style:style>
    <style:style style:name="P36" style:family="paragraph" style:parent-style-name="Table_20_Contents">
      <style:paragraph-properties fo:text-align="start" style:justify-single-word="false"/>
      <style:text-properties fo:font-size="12pt" officeooo:rsid="0058d0db" officeooo:paragraph-rsid="0058d0db" style:font-size-asian="10.5pt" style:font-size-complex="12pt"/>
    </style:style>
    <style:style style:name="P37" style:family="paragraph" style:parent-style-name="Table_20_Contents">
      <style:paragraph-properties fo:text-align="start" style:justify-single-word="false"/>
      <style:text-properties fo:font-size="12pt" officeooo:rsid="005b67a1" officeooo:paragraph-rsid="005b67a1" style:font-size-asian="10.5pt" style:font-size-complex="12pt"/>
    </style:style>
    <style:style style:name="P38" style:family="paragraph" style:parent-style-name="Table_20_Contents">
      <style:paragraph-properties fo:text-align="start" style:justify-single-word="false"/>
      <style:text-properties fo:font-size="12pt" officeooo:rsid="005c70dc" officeooo:paragraph-rsid="005c70dc" style:font-size-asian="10.5pt" style:font-size-complex="12pt"/>
    </style:style>
    <style:style style:name="P39" style:family="paragraph" style:parent-style-name="Table_20_Contents">
      <style:paragraph-properties fo:text-align="center" style:justify-single-word="false"/>
      <style:text-properties fo:font-size="12pt" fo:font-weight="bold" officeooo:rsid="004a8655" officeooo:paragraph-rsid="004c7fb7"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fo:font-weight="bold" officeooo:rsid="004a8655" officeooo:paragraph-rsid="005783de" style:font-size-asian="10.5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fo:font-weight="bold" officeooo:rsid="004a8655" officeooo:paragraph-rsid="0058cb24" style:font-size-asian="10.5pt" style:font-weight-asian="bold" style:font-size-complex="12pt" style:font-weight-complex="bold"/>
    </style:style>
    <style:style style:name="P42" style:family="paragraph" style:parent-style-name="Table_20_Contents">
      <style:paragraph-properties fo:text-align="center" style:justify-single-word="false"/>
      <style:text-properties fo:font-size="12pt" fo:font-weight="bold" officeooo:rsid="004a8655" officeooo:paragraph-rsid="005aa76f" style:font-size-asian="10.5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officeooo:rsid="004a8655" officeooo:paragraph-rsid="005b67a1" style:font-size-asian="10.5pt" style:font-weight-asian="bold" style:font-size-complex="12pt" style:font-weight-complex="bold"/>
    </style:style>
    <style:style style:name="P44" style:family="paragraph" style:parent-style-name="Table_20_Contents">
      <style:paragraph-properties fo:text-align="center" style:justify-single-word="false"/>
      <style:text-properties fo:font-size="12pt" fo:font-weight="bold" officeooo:rsid="004a8655" officeooo:paragraph-rsid="005c70dc" style:font-size-asian="10.5pt" style:font-weight-asian="bold" style:font-size-complex="12pt" style:font-weight-complex="bold"/>
    </style:style>
    <style:style style:name="P45" style:family="paragraph" style:parent-style-name="Table_20_Contents">
      <style:paragraph-properties fo:text-align="start" style:justify-single-word="false"/>
      <style:text-properties fo:font-size="12pt" fo:font-weight="normal" officeooo:rsid="00539e2c" officeooo:paragraph-rsid="00539e2c"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fo:font-weight="normal" officeooo:rsid="00539e2c" officeooo:paragraph-rsid="005783de"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FreeMono" fo:font-size="12pt" officeooo:rsid="004c7fb7" officeooo:paragraph-rsid="004c7fb7" style:font-size-asian="10.5pt" style:font-size-complex="12pt"/>
    </style:style>
    <style:style style:name="P48" style:family="paragraph" style:parent-style-name="Table_20_Contents">
      <style:paragraph-properties fo:text-align="start" style:justify-single-word="false"/>
      <style:text-properties style:font-name="FreeMono" fo:font-size="12pt" officeooo:rsid="004c7fb7" officeooo:paragraph-rsid="005783de" style:font-size-asian="10.5pt" style:font-size-complex="12pt"/>
    </style:style>
    <style:style style:name="P49" style:family="paragraph" style:parent-style-name="Table_20_Contents">
      <style:paragraph-properties fo:text-align="start" style:justify-single-word="false"/>
      <style:text-properties style:font-name="FreeMono" fo:font-size="12pt" officeooo:rsid="00539e2c" officeooo:paragraph-rsid="00539e2c" style:font-size-asian="10.5pt" style:font-size-complex="12pt"/>
    </style:style>
    <style:style style:name="P50" style:family="paragraph" style:parent-style-name="Table_20_Contents">
      <style:paragraph-properties fo:text-align="start" style:justify-single-word="false"/>
      <style:text-properties style:font-name="FreeMono" fo:font-size="12pt" officeooo:rsid="00539e2c" officeooo:paragraph-rsid="005783de" style:font-size-asian="10.5pt" style:font-size-complex="12pt"/>
    </style:style>
    <style:style style:name="P51" style:family="paragraph" style:parent-style-name="Table_20_Contents">
      <style:paragraph-properties fo:text-align="start" style:justify-single-word="false"/>
      <style:text-properties style:font-name="FreeMono" fo:font-size="12pt" officeooo:rsid="0058d0db" officeooo:paragraph-rsid="0058d0db" style:font-size-asian="10.5pt" style:font-size-complex="12pt"/>
    </style:style>
    <style:style style:name="P52" style:family="paragraph" style:parent-style-name="Table_20_Contents">
      <style:paragraph-properties fo:text-align="start" style:justify-single-word="false"/>
      <style:text-properties style:font-name="FreeMono" fo:font-size="12pt" officeooo:rsid="005b67a1" officeooo:paragraph-rsid="005b67a1" style:font-size-asian="10.5pt" style:font-size-complex="12pt"/>
    </style:style>
    <style:style style:name="P53" style:family="paragraph" style:parent-style-name="Table_20_Contents">
      <style:paragraph-properties fo:text-align="start" style:justify-single-word="false"/>
      <style:text-properties style:font-name="FreeMono" fo:font-size="12pt" officeooo:rsid="005c70dc" officeooo:paragraph-rsid="005c70dc" style:font-size-asian="10.5pt" style:font-size-complex="12pt"/>
    </style:style>
    <style:style style:name="P54" style:family="paragraph" style:parent-style-name="Table_20_Contents">
      <style:paragraph-properties fo:text-align="start" style:justify-single-word="false"/>
      <style:text-properties style:font-name="FreeMono" fo:font-size="12pt" officeooo:rsid="005c70dc" officeooo:paragraph-rsid="005cad1a" style:font-size-asian="10.5pt" style:font-size-complex="12pt"/>
    </style:style>
    <style:style style:name="P55" style:family="paragraph" style:parent-style-name="Table_20_Contents">
      <style:paragraph-properties fo:text-align="start" style:justify-single-word="false"/>
      <style:text-properties style:font-name="FreeMono" fo:font-size="12pt" officeooo:rsid="005cad1a" officeooo:paragraph-rsid="005cad1a" style:font-size-asian="10.5pt" style:font-size-complex="12pt"/>
    </style:style>
    <style:style style:name="P56" style:family="paragraph" style:parent-style-name="Table_20_Contents">
      <style:paragraph-properties fo:text-align="start" style:justify-single-word="false"/>
      <style:text-properties style:font-name="Liberation Serif" fo:font-size="12pt" officeooo:rsid="005c70dc" officeooo:paragraph-rsid="005c70dc" style:font-size-asian="10.5pt" style:font-size-complex="12pt"/>
    </style:style>
    <style:style style:name="P57" style:family="paragraph" style:parent-style-name="Table_20_Contents">
      <style:paragraph-properties fo:text-align="start" style:justify-single-word="false"/>
      <style:text-properties style:font-name="Liberation Serif" fo:font-size="12pt" officeooo:rsid="005cad1a" officeooo:paragraph-rsid="005cad1a" style:font-size-asian="10.5pt" style:font-size-complex="12pt"/>
    </style:style>
    <style:style style:name="P58" style:family="paragraph" style:parent-style-name="Standard" style:list-style-name="L1">
      <style:paragraph-properties fo:text-align="start" style:justify-single-word="false"/>
      <style:text-properties fo:font-size="12pt" fo:font-weight="normal" officeooo:rsid="0037fef1" officeooo:paragraph-rsid="0037fef1" style:font-size-asian="10.5pt" style:font-weight-asian="normal" style:font-size-complex="12pt" style:font-weight-complex="normal"/>
    </style:style>
    <style:style style:name="P59" style:family="paragraph" style:parent-style-name="Standard" style:list-style-name="L2">
      <style:paragraph-properties fo:text-align="start" style:justify-single-word="false"/>
      <style:text-properties fo:font-size="12pt" fo:font-weight="normal" officeooo:rsid="0046e836" officeooo:paragraph-rsid="0046e83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61526a" officeooo:paragraph-rsid="0061526a"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683d17" officeooo:paragraph-rsid="006d021f"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6d021f" officeooo:paragraph-rsid="006d021f" style:font-size-asian="10.5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font-size="12pt" fo:font-weight="normal" officeooo:rsid="006d021f" officeooo:paragraph-rsid="006d021f"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32a7f2" officeooo:paragraph-rsid="003c888d" style:font-size-asian="10.5pt" style:font-weight-asian="normal" style:font-size-complex="12pt" style:font-weight-complex="normal"/>
    </style:style>
    <style:style style:name="P65" style:family="paragraph" style:parent-style-name="Standard" style:list-style-name="L7">
      <style:paragraph-properties fo:text-align="start" style:justify-single-word="false"/>
      <style:text-properties fo:font-size="12pt" fo:font-weight="normal" officeooo:rsid="006fbde9" officeooo:paragraph-rsid="006fbde9"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72caec" officeooo:paragraph-rsid="0072caec"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e2898" officeooo:paragraph-rsid="00444a3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3e2898" officeooo:paragraph-rsid="00755d1a"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3bb5f1" officeooo:paragraph-rsid="003e289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78a4b3" officeooo:paragraph-rsid="0078a4b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989c1" officeooo:paragraph-rsid="004989c1"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5b67a1" officeooo:paragraph-rsid="005b67a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style="normal" fo:font-weight="normal" officeooo:rsid="003e2898" officeooo:paragraph-rsid="0074ade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755d1a" officeooo:paragraph-rsid="00755d1a" style:font-size-asian="10.5pt" style:font-style-asian="normal" style:font-weight-asian="normal" style:font-size-complex="12pt" style:font-style-complex="normal" style:font-weight-complex="normal"/>
    </style:style>
    <style:style style:name="P75" style:family="paragraph" style:parent-style-name="Standard" style:list-style-name="L8">
      <style:paragraph-properties fo:text-align="start" style:justify-single-word="false"/>
      <style:text-properties fo:font-size="12pt" fo:font-weight="bold" officeooo:rsid="0072caec" officeooo:paragraph-rsid="0072caec" style:font-size-asian="10.5pt" style:font-weight-asian="bold" style:font-size-complex="12pt" style:font-weight-complex="bold"/>
    </style:style>
    <style:style style:name="P76" style:family="paragraph" style:parent-style-name="Standard" style:list-style-name="L8">
      <style:paragraph-properties fo:text-align="start" style:justify-single-word="false"/>
      <style:text-properties fo:font-size="12pt" fo:font-weight="bold" officeooo:rsid="00770bbd" officeooo:paragraph-rsid="00770bbd" style:font-size-asian="10.5pt" style:font-weight-asian="bold" style:font-size-complex="12pt" style:font-weight-complex="bold"/>
    </style:style>
    <style:style style:name="P77" style:family="paragraph" style:parent-style-name="Standard" style:list-style-name="L6">
      <style:paragraph-properties fo:text-align="start" style:justify-single-word="false"/>
      <style:text-properties fo:font-size="12pt" fo:font-style="italic" fo:font-weight="bold" officeooo:rsid="006d021f" officeooo:paragraph-rsid="006d021f" style:font-size-asian="10.5pt" style:font-style-asian="italic" style:font-weight-asian="bold" style:font-size-complex="12pt" style:font-style-complex="italic" style:font-weight-complex="bold"/>
    </style:style>
    <style:style style:name="P78" style:family="paragraph" style:parent-style-name="Standard" style:list-style-name="L6">
      <style:paragraph-properties fo:text-align="start" style:justify-single-word="false"/>
      <style:text-properties fo:font-size="12pt" fo:font-style="italic" fo:font-weight="bold" officeooo:rsid="006fbde9" officeooo:paragraph-rsid="006fbde9" style:font-size-asian="10.5pt" style:font-style-asian="italic" style:font-weight-asian="bold" style:font-size-complex="12pt" style:font-style-complex="italic" style:font-weight-complex="bold"/>
    </style:style>
    <style:style style:name="P79" style:family="paragraph" style:parent-style-name="Standard" style:list-style-name="L8">
      <style:paragraph-properties fo:text-align="start" style:justify-single-word="false"/>
      <style:text-properties fo:font-size="12pt" fo:font-style="italic" fo:font-weight="bold" officeooo:rsid="007113e5" officeooo:paragraph-rsid="007113e5" style:font-size-asian="10.5pt" style:font-style-asian="italic" style:font-weight-asian="bold" style:font-size-complex="12pt" style:font-style-complex="italic" style:font-weight-complex="bold"/>
    </style:style>
    <style:style style:name="P80" style:family="paragraph" style:parent-style-name="Standard">
      <style:paragraph-properties fo:text-align="start" style:justify-single-word="false"/>
      <style:text-properties fo:font-size="12pt" fo:font-style="italic" fo:font-weight="bold" officeooo:rsid="0074ade4" officeooo:paragraph-rsid="0074ade4" style:font-size-asian="10.5pt" style:font-style-asian="italic" style:font-weight-asian="bold" style:font-size-complex="12pt" style:font-style-complex="italic" style:font-weight-complex="bold"/>
    </style:style>
    <style:style style:name="P81" style:family="paragraph" style:parent-style-name="Standard">
      <style:paragraph-properties fo:text-align="start" style:justify-single-word="false"/>
      <style:text-properties fo:font-size="12pt" fo:font-style="italic" fo:font-weight="bold" officeooo:rsid="007a304a" officeooo:paragraph-rsid="007a304a" style:font-size-asian="10.5pt" style:font-style-asian="italic" style:font-weight-asian="bold" style:font-size-complex="12pt" style:font-style-complex="italic" style:font-weight-complex="bold"/>
    </style:style>
    <style:style style:name="P82" style:family="paragraph" style:parent-style-name="Standard" style:list-style-name="">
      <style:paragraph-properties fo:text-align="start" style:justify-single-word="false"/>
      <style:text-properties fo:font-size="12pt" fo:font-style="italic" fo:font-weight="bold" officeooo:rsid="007a304a" officeooo:paragraph-rsid="007a304a" style:font-size-asian="10.5pt" style:font-style-asian="italic" style:font-weight-asian="bold" style:font-size-complex="12pt" style:font-style-complex="italic" style:font-weight-complex="bold"/>
    </style:style>
    <style:style style:name="P83" style:family="paragraph" style:parent-style-name="Standard" style:list-style-name="L2">
      <style:paragraph-properties fo:text-align="start" style:justify-single-word="false"/>
      <style:text-properties style:font-name="FreeMono" fo:font-size="12pt" fo:font-style="normal" fo:font-weight="normal" officeooo:rsid="0046e836" officeooo:paragraph-rsid="0046e83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6pt" fo:font-weight="bold" officeooo:rsid="0032a7f2" officeooo:paragraph-rsid="0032a7f2" style:font-size-asian="14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032a7f2" officeooo:paragraph-rsid="006fbde9" style:font-size-asian="14pt" style:font-weight-asian="bold" style:font-size-complex="16pt" style:font-weight-complex="bold"/>
    </style:style>
    <style:style style:name="P86" style:family="paragraph" style:parent-style-name="Standard">
      <style:paragraph-properties fo:text-align="start" style:justify-single-word="false"/>
      <style:text-properties style:font-name="Liberation Serif" fo:font-size="12pt" fo:font-weight="normal" officeooo:rsid="0072caec" officeooo:paragraph-rsid="0069b74f" style:font-size-asian="10.5pt" style:font-weight-asian="normal" style:font-size-complex="12pt" style:font-weight-complex="normal"/>
    </style:style>
    <style:style style:name="P87" style:family="paragraph" style:parent-style-name="Standard">
      <style:paragraph-properties fo:text-align="start" style:justify-single-word="false" fo:break-before="page"/>
      <style:text-properties fo:font-size="12pt" fo:font-weight="normal" officeooo:rsid="005b67a1" officeooo:paragraph-rsid="005b67a1" style:font-size-asian="10.5pt" style:font-weight-asian="normal" style:font-size-complex="12pt" style:font-weight-complex="normal"/>
    </style:style>
    <style:style style:name="P88" style:family="paragraph" style:parent-style-name="Standard" style:list-style-name="L6">
      <style:paragraph-properties fo:text-align="start" style:justify-single-word="false" fo:break-before="page"/>
      <style:text-properties fo:font-size="12pt" fo:font-style="italic" fo:font-weight="bold" officeooo:rsid="007a304a" officeooo:paragraph-rsid="007a304a" style:font-size-asian="10.5pt" style:font-style-asian="italic" style:font-weight-asian="bold" style:font-size-complex="12pt" style:font-style-complex="italic" style:font-weight-complex="bold"/>
    </style:style>
    <style:style style:name="P89" style:family="paragraph" style:parent-style-name="Standard">
      <style:paragraph-properties fo:text-align="start" style:justify-single-word="false" fo:break-before="page"/>
      <style:text-properties fo:font-size="16pt" fo:font-weight="bold" officeooo:rsid="0032a7f2" officeooo:paragraph-rsid="0032a7f2" style:font-size-asian="14pt" style:font-weight-asian="bold" style:font-size-complex="16pt" style:font-weight-complex="bold"/>
    </style:style>
    <style:style style:name="P90" style:family="paragraph" style:parent-style-name="Standard">
      <style:paragraph-properties fo:text-align="start" style:justify-single-word="false" fo:break-before="page"/>
      <style:text-properties officeooo:paragraph-rsid="005783de"/>
    </style:style>
    <style:style style:name="P91" style:family="paragraph" style:parent-style-name="Table_20_Contents">
      <style:paragraph-properties fo:text-align="start" style:justify-single-word="false"/>
      <style:text-properties style:font-name="FreeMono" fo:font-size="12pt" officeooo:rsid="004d57f3" officeooo:paragraph-rsid="004d57f3" style:font-size-asian="10.5pt" style:font-size-complex="12pt"/>
    </style:style>
    <style:style style:name="P92" style:family="paragraph" style:parent-style-name="Table_20_Contents">
      <style:paragraph-properties fo:text-align="start" style:justify-single-word="false"/>
      <style:text-properties style:font-name="FreeMono" fo:font-size="12pt" officeooo:rsid="004d57f3" officeooo:paragraph-rsid="005783de" style:font-size-asian="10.5pt" style:font-size-complex="12pt"/>
    </style:style>
    <style:style style:name="P93" style:family="paragraph" style:parent-style-name="Table_20_Contents">
      <style:paragraph-properties fo:text-align="start" style:justify-single-word="false"/>
      <style:text-properties style:font-name="FreeMono" fo:font-size="12pt" officeooo:rsid="005c70dc" officeooo:paragraph-rsid="006b7d09" style:font-size-asian="10.5pt" style:font-size-complex="12pt"/>
    </style:style>
    <style:style style:name="P94" style:family="paragraph" style:parent-style-name="Table_20_Contents">
      <style:paragraph-properties fo:text-align="start" style:justify-single-word="false"/>
      <style:text-properties style:font-name="FreeMono" fo:font-size="12pt" officeooo:rsid="005c70dc" officeooo:paragraph-rsid="006d021f" style:font-size-asian="10.5pt" style:font-size-complex="12pt"/>
    </style:style>
    <style:style style:name="P95" style:family="paragraph" style:parent-style-name="Table_20_Contents">
      <style:paragraph-properties fo:text-align="start" style:justify-single-word="false"/>
      <style:text-properties style:font-name="FreeMono" fo:font-size="12pt" officeooo:rsid="006b7d09" officeooo:paragraph-rsid="006b7d09" style:font-size-asian="10.5pt" style:font-size-complex="12pt"/>
    </style:style>
    <style:style style:name="P96" style:family="paragraph" style:parent-style-name="Table_20_Contents">
      <style:paragraph-properties fo:text-align="center" style:justify-single-word="false"/>
      <style:text-properties fo:font-size="12pt" fo:font-weight="bold" officeooo:rsid="004a8655" officeooo:paragraph-rsid="0069b74f" style:font-size-asian="10.5pt" style:font-weight-asian="bold" style:font-size-complex="12pt" style:font-weight-complex="bold"/>
    </style:style>
    <style:style style:name="P97" style:family="paragraph" style:parent-style-name="Table_20_Contents">
      <style:paragraph-properties fo:text-align="start" style:justify-single-word="false"/>
      <style:text-properties fo:font-size="12pt" officeooo:rsid="0069b74f" officeooo:paragraph-rsid="0069b74f" style:font-size-asian="10.5pt" style:font-size-complex="12pt"/>
    </style:style>
    <style:style style:name="P98" style:family="paragraph" style:parent-style-name="Table_20_Contents">
      <style:paragraph-properties fo:text-align="start" style:justify-single-word="false"/>
      <style:text-properties style:font-name="Liberation Serif" fo:font-size="12pt" officeooo:rsid="006b7d09" officeooo:paragraph-rsid="006b7d09" style:font-size-asian="10.5pt" style:font-size-complex="12pt"/>
    </style:style>
    <style:style style:name="P99" style:family="paragraph" style:parent-style-name="Table_20_Contents">
      <style:paragraph-properties fo:text-align="start" style:justify-single-word="false"/>
      <style:text-properties style:font-name="FreeMono" fo:font-size="12pt" officeooo:rsid="006b7d09" officeooo:paragraph-rsid="006b7d09" style:font-size-asian="10.5pt" style:font-size-complex="12pt"/>
    </style:style>
    <style:style style:name="P100" style:family="paragraph" style:parent-style-name="Preformatted_20_Text">
      <style:paragraph-properties fo:text-align="center" style:justify-single-word="false"/>
      <style:text-properties fo:color="#000000" style:font-name="FreeMono" fo:font-size="12pt" style:font-size-asian="12pt" style:font-size-complex="12pt"/>
    </style:style>
    <style:style style:name="T1" style:family="text">
      <style:text-properties officeooo:rsid="0032a7f2"/>
    </style:style>
    <style:style style:name="T2" style:family="text">
      <style:text-properties style:font-name="FreeMono"/>
    </style:style>
    <style:style style:name="T3" style:family="text">
      <style:text-properties style:font-name="FreeMono" officeooo:rsid="0034b168"/>
    </style:style>
    <style:style style:name="T4" style:family="text">
      <style:text-properties style:font-name="FreeMono" officeooo:rsid="0036a310"/>
    </style:style>
    <style:style style:name="T5" style:family="text">
      <style:text-properties style:font-name="FreeMono" officeooo:rsid="0037fef1"/>
    </style:style>
    <style:style style:name="T6" style:family="text">
      <style:text-properties style:font-name="FreeMono" officeooo:rsid="003c888d"/>
    </style:style>
    <style:style style:name="T7" style:family="text">
      <style:text-properties style:font-name="FreeMono" fo:font-style="normal" style:font-style-asian="normal" style:font-style-complex="normal"/>
    </style:style>
    <style:style style:name="T8" style:family="text">
      <style:text-properties style:font-name="FreeMono" fo:font-style="normal" officeooo:rsid="003c888d" style:font-style-asian="normal" style:font-style-complex="normal"/>
    </style:style>
    <style:style style:name="T9" style:family="text">
      <style:text-properties style:font-name="FreeMono" fo:font-style="normal" officeooo:rsid="003e2898" style:font-style-asian="normal" style:font-style-complex="normal"/>
    </style:style>
    <style:style style:name="T10" style:family="text">
      <style:text-properties style:font-name="FreeMono" fo:font-style="normal" officeooo:rsid="00444a3e" style:font-style-asian="normal" style:font-style-complex="normal"/>
    </style:style>
    <style:style style:name="T11" style:family="text">
      <style:text-properties style:font-name="FreeMono" fo:font-style="normal" officeooo:rsid="0044c0c8" style:font-style-asian="normal" style:font-style-complex="normal"/>
    </style:style>
    <style:style style:name="T12" style:family="text">
      <style:text-properties style:font-name="FreeMono" fo:font-style="normal" officeooo:rsid="00453a26" style:font-style-asian="normal" style:font-style-complex="normal"/>
    </style:style>
    <style:style style:name="T13" style:family="text">
      <style:text-properties style:font-name="FreeMono" fo:font-style="normal" officeooo:rsid="0046e836" style:font-style-asian="normal" style:font-style-complex="normal"/>
    </style:style>
    <style:style style:name="T14" style:family="text">
      <style:text-properties style:font-name="FreeMono" officeooo:rsid="00528add"/>
    </style:style>
    <style:style style:name="T15" style:family="text">
      <style:text-properties style:font-name="FreeMono" officeooo:rsid="00588495"/>
    </style:style>
    <style:style style:name="T16" style:family="text">
      <style:text-properties style:font-name="FreeMono" officeooo:rsid="005c70dc"/>
    </style:style>
    <style:style style:name="T17" style:family="text">
      <style:text-properties style:font-name="FreeMono" officeooo:rsid="0050ab76"/>
    </style:style>
    <style:style style:name="T18" style:family="text">
      <style:text-properties officeooo:rsid="0034b168"/>
    </style:style>
    <style:style style:name="T19" style:family="text">
      <style:text-properties style:font-name="Liberation Serif"/>
    </style:style>
    <style:style style:name="T20" style:family="text">
      <style:text-properties style:font-name="Liberation Serif" officeooo:rsid="0034b168"/>
    </style:style>
    <style:style style:name="T21" style:family="text">
      <style:text-properties style:font-name="Liberation Serif" fo:font-style="normal" style:font-style-asian="normal" style:font-style-complex="normal"/>
    </style:style>
    <style:style style:name="T22" style:family="text">
      <style:text-properties officeooo:rsid="0036a310"/>
    </style:style>
    <style:style style:name="T23" style:family="text">
      <style:text-properties officeooo:rsid="0037fef1"/>
    </style:style>
    <style:style style:name="T24" style:family="text">
      <style:text-properties officeooo:rsid="003c888d"/>
    </style:style>
    <style:style style:name="T25" style:family="text">
      <style:text-properties fo:font-style="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3c888d" style:font-style-asian="italic" style:font-weight-asian="bold" style:font-style-complex="italic" style:font-weight-complex="bold"/>
    </style:style>
    <style:style style:name="T28" style:family="text">
      <style:text-properties fo:font-style="italic" fo:font-weight="bold" officeooo:rsid="00683d17" style:font-style-asian="italic" style:font-weight-asian="bold" style:font-style-complex="italic" style:font-weight-complex="bold"/>
    </style:style>
    <style:style style:name="T29" style:family="text">
      <style:text-properties fo:font-style="italic" fo:font-weight="bold" officeooo:rsid="00406212" style:font-style-asian="italic" style:font-weight-asian="bold" style:font-style-complex="italic" style:font-weight-complex="bold"/>
    </style:style>
    <style:style style:name="T30" style:family="text">
      <style:text-properties fo:font-style="italic" fo:font-weight="bold" officeooo:rsid="004259e2" style:font-style-asian="italic" style:font-weight-asian="bold" style:font-style-complex="italic" style:font-weight-complex="bold"/>
    </style:style>
    <style:style style:name="T31" style:family="text">
      <style:text-properties fo:font-style="italic" fo:font-weight="bold" officeooo:rsid="00755d1a" style:font-style-asian="italic" style:font-weight-asian="bold" style:font-style-complex="italic" style:font-weight-complex="bold"/>
    </style:style>
    <style:style style:name="T32" style:family="text">
      <style:text-properties fo:font-style="italic" fo:font-weight="bold" officeooo:rsid="0074ade4"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3c888d" style:font-style-asian="normal" style:font-style-complex="normal"/>
    </style:style>
    <style:style style:name="T36" style:family="text">
      <style:text-properties fo:font-style="normal" officeooo:rsid="003e2898" style:font-style-asian="normal" style:font-style-complex="normal"/>
    </style:style>
    <style:style style:name="T37" style:family="text">
      <style:text-properties fo:font-style="normal" officeooo:rsid="004259e2" style:font-style-asian="normal" style:font-style-complex="normal"/>
    </style:style>
    <style:style style:name="T38" style:family="text">
      <style:text-properties fo:font-style="normal" officeooo:rsid="00444a3e" style:font-style-asian="normal" style:font-style-complex="normal"/>
    </style:style>
    <style:style style:name="T39" style:family="text">
      <style:text-properties fo:font-style="normal" officeooo:rsid="0044c0c8" style:font-style-asian="normal" style:font-style-complex="normal"/>
    </style:style>
    <style:style style:name="T40" style:family="text">
      <style:text-properties fo:font-style="normal" officeooo:rsid="00453a26" style:font-style-asian="normal" style:font-style-complex="normal"/>
    </style:style>
    <style:style style:name="T41" style:family="text">
      <style:text-properties fo:font-style="normal" officeooo:rsid="0046e836" style:font-style-asian="normal" style:font-style-complex="normal"/>
    </style:style>
    <style:style style:name="T42" style:family="text">
      <style:text-properties fo:font-style="normal" officeooo:rsid="00755d1a" style:font-style-asian="normal" style:font-style-complex="normal"/>
    </style:style>
    <style:style style:name="T43" style:family="text">
      <style:text-properties fo:font-style="normal" officeooo:rsid="00770bbd"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6ed119" style:font-style-asian="normal" style:font-weight-asian="normal" style:font-style-complex="normal" style:font-weight-complex="normal"/>
    </style:style>
    <style:style style:name="T46" style:family="text">
      <style:text-properties fo:font-style="normal" fo:font-weight="normal" officeooo:rsid="006fbde9" style:font-style-asian="normal" style:font-weight-asian="normal" style:font-style-complex="normal" style:font-weight-complex="normal"/>
    </style:style>
    <style:style style:name="T47" style:family="text">
      <style:text-properties fo:font-style="normal" fo:font-weight="normal" officeooo:rsid="007113e5" style:font-style-asian="normal" style:font-weight-asian="normal" style:font-style-complex="normal" style:font-weight-complex="normal"/>
    </style:style>
    <style:style style:name="T48" style:family="text">
      <style:text-properties fo:font-style="normal" fo:font-weight="normal" officeooo:rsid="0078a4b3" style:font-style-asian="normal" style:font-weight-asian="normal" style:font-style-complex="normal" style:font-weight-complex="normal"/>
    </style:style>
    <style:style style:name="T49" style:family="text">
      <style:text-properties fo:font-style="normal" fo:font-weight="normal" officeooo:rsid="007a304a" style:font-style-asian="normal" style:font-weight-asian="normal" style:font-style-complex="normal" style:font-weight-complex="normal"/>
    </style:style>
    <style:style style:name="T50" style:family="text">
      <style:text-properties fo:font-style="normal" fo:font-weight="normal" officeooo:rsid="007b3795" style:font-style-asian="normal" style:font-weight-asian="normal" style:font-style-complex="normal" style:font-weight-complex="normal"/>
    </style:style>
    <style:style style:name="T51" style:family="text">
      <style:text-properties fo:font-style="normal" fo:font-weight="normal" officeooo:rsid="007c7620" style:font-style-asian="normal" style:font-weight-asian="normal" style:font-style-complex="normal" style:font-weight-complex="normal"/>
    </style:style>
    <style:style style:name="T52" style:family="text">
      <style:text-properties officeooo:rsid="0050ab76"/>
    </style:style>
    <style:style style:name="T53" style:family="text">
      <style:text-properties officeooo:rsid="005783de"/>
    </style:style>
    <style:style style:name="T54" style:family="text">
      <style:text-properties officeooo:rsid="00588495"/>
    </style:style>
    <style:style style:name="T55" style:family="text">
      <style:text-properties officeooo:rsid="0058cb24"/>
    </style:style>
    <style:style style:name="T56" style:family="text">
      <style:text-properties officeooo:rsid="005aa76f"/>
    </style:style>
    <style:style style:name="T57" style:family="text">
      <style:text-properties officeooo:rsid="005b67a1"/>
    </style:style>
    <style:style style:name="T58" style:family="text">
      <style:text-properties officeooo:rsid="005c70dc"/>
    </style:style>
    <style:style style:name="T59" style:family="text">
      <style:text-properties officeooo:rsid="004d57f3"/>
    </style:style>
    <style:style style:name="T60" style:family="text">
      <style:text-properties officeooo:rsid="005cad1a"/>
    </style:style>
    <style:style style:name="T61" style:family="text">
      <style:text-properties officeooo:rsid="005e22bb"/>
    </style:style>
    <style:style style:name="T62" style:family="text">
      <style:text-properties officeooo:rsid="00683d17"/>
    </style:style>
    <style:style style:name="T63" style:family="text">
      <style:text-properties fo:font-size="12pt" fo:font-weight="normal" officeooo:rsid="005783de" style:font-size-asian="10.5pt" style:font-weight-asian="normal" style:font-size-complex="12pt" style:font-weight-complex="normal"/>
    </style:style>
    <style:style style:name="T64" style:family="text">
      <style:text-properties officeooo:rsid="0069b74f"/>
    </style:style>
    <style:style style:name="T65" style:family="text">
      <style:text-properties officeooo:rsid="006b7d09"/>
    </style:style>
    <style:style style:name="T66" style:family="text">
      <style:text-properties officeooo:rsid="006d021f"/>
    </style:style>
    <style:style style:name="T67" style:family="text">
      <style:text-properties style:font-name="FreeMono"/>
    </style:style>
    <style:style style:name="T68" style:family="text">
      <style:text-properties style:font-name="FreeMono" officeooo:rsid="006d021f"/>
    </style:style>
    <style:style style:name="T69" style:family="text">
      <style:text-properties style:font-name="FreeMono" fo:font-style="normal" fo:font-weight="normal" style:font-style-asian="normal" style:font-weight-asian="normal" style:font-style-complex="normal" style:font-weight-complex="normal"/>
    </style:style>
    <style:style style:name="T70" style:family="text">
      <style:text-properties style:font-name="FreeMono" fo:font-style="normal" fo:font-weight="normal" officeooo:rsid="007113e5" style:font-style-asian="normal" style:font-weight-asian="normal" style:font-style-complex="normal" style:font-weight-complex="normal"/>
    </style:style>
    <style:style style:name="T71" style:family="text">
      <style:text-properties style:font-name="FreeMono" fo:font-style="normal" fo:font-weight="normal" officeooo:rsid="0078a4b3" style:font-style-asian="normal" style:font-weight-asian="normal" style:font-style-complex="normal" style:font-weight-complex="normal"/>
    </style:style>
    <style:style style:name="T72" style:family="text">
      <style:text-properties style:font-name="FreeMono" fo:font-style="normal" fo:font-weight="normal" officeooo:rsid="007a304a" style:font-style-asian="normal" style:font-weight-asian="normal" style:font-style-complex="normal" style:font-weight-complex="normal"/>
    </style:style>
    <style:style style:name="T73" style:family="text">
      <style:text-properties style:font-name="FreeMono" fo:font-style="normal" fo:font-weight="normal" officeooo:rsid="007b3795" style:font-style-asian="normal" style:font-weight-asian="normal" style:font-style-complex="normal" style:font-weight-complex="normal"/>
    </style:style>
    <style:style style:name="T74" style:family="text">
      <style:text-properties style:font-name="FreeMono" officeooo:rsid="003c888d"/>
    </style:style>
    <style:style style:name="T75" style:family="text">
      <style:text-properties style:font-name="FreeMono" officeooo:rsid="00770bbd"/>
    </style:style>
    <style:style style:name="T76" style:family="text">
      <style:text-properties style:font-name="FreeMono" officeooo:rsid="0037fef1"/>
    </style:style>
    <style:style style:name="T77" style:family="text">
      <style:text-properties style:font-name="FreeMono" officeooo:rsid="0034b168"/>
    </style:style>
    <style:style style:name="T78" style:family="text">
      <style:text-properties style:font-name="FreeMono" officeooo:rsid="0078a4b3"/>
    </style:style>
    <style:style style:name="T79" style:family="text">
      <style:text-properties style:font-name="FreeMono" officeooo:rsid="007c7620"/>
    </style:style>
    <style:style style:name="T80" style:family="text">
      <style:text-properties fo:font-weight="normal" style:font-weight-asian="normal" style:font-weight-complex="normal"/>
    </style:style>
    <style:style style:name="T81" style:family="text">
      <style:text-properties fo:font-weight="normal" officeooo:rsid="007b3795" style:font-weight-asian="normal" style:font-weight-complex="normal"/>
    </style:style>
    <style:style style:name="T82" style:family="text">
      <style:text-properties officeooo:rsid="006fbde9"/>
    </style:style>
    <style:style style:name="T83" style:family="text">
      <style:text-properties officeooo:rsid="007113e5"/>
    </style:style>
    <style:style style:name="T84" style:family="text">
      <style:text-properties officeooo:rsid="0072caec"/>
    </style:style>
    <style:style style:name="T85" style:family="text">
      <style:text-properties style:font-name="Liberation Serif"/>
    </style:style>
    <style:style style:name="T86" style:family="text">
      <style:text-properties style:font-name="Liberation Serif" fo:font-style="normal" fo:font-weight="normal" officeooo:rsid="0078a4b3" style:font-style-asian="normal" style:font-weight-asian="normal" style:font-style-complex="normal" style:font-weight-complex="normal"/>
    </style:style>
    <style:style style:name="T87" style:family="text">
      <style:text-properties style:font-name="Liberation Serif" officeooo:rsid="0078a4b3"/>
    </style:style>
    <style:style style:name="T88" style:family="text">
      <style:text-properties officeooo:rsid="00770bbd"/>
    </style:style>
    <style:style style:name="T89" style:family="text">
      <style:text-properties officeooo:rsid="0078a4b3"/>
    </style:style>
    <style:style style:name="T90" style:family="text">
      <style:text-properties officeooo:rsid="007c76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ENG 301</text:span> Assignment <text:span text:style-name="T1">3 – Play Game</text:span></text:p>
      <text:p text:style-name="P1">Harrison Cook – 52210542</text:p>
      <text:p text:style-name="P21"/>
      <text:p text:style-name="P21">Task 1 – Getting your hands dirty:</text:p>
      <text:p text:style-name="P7">I created a new <text:span text:style-name="T2">Command</text:span> implementation called <text:span text:style-name="T2">EnterCommand</text:span>, the <text:span text:style-name="T2">execute()</text:span> function of which calls the <text:span text:style-name="T2">Character.enter()</text:span> function. In the <text:span text:style-name="T2">AdventureGame.play()</text:span> function, I changed the case for “leave” so that the body of the if-statement created a new <text:span text:style-name="T2">EnterCommand</text:span> with the character, set the <text:span text:style-name="T2">command</text:span> variable to the new enter command and then used <text:span text:style-name="T2">Action.setCommand()</text:span>to set the <text:span text:style-name="T2">action</text:span> variable’s command.</text:p>
      <text:p text:style-name="P3"/>
      <text:p text:style-name="P22">Task 2 – Collections:</text:p>
      <text:p text:style-name="P8">To allow a user to collect multiple treasures of the same type, whilst retaining the collected order, I decided to use an <text:span text:style-name="T2">ArrayList</text:span>. <text:span text:style-name="T18">My decision was made using the following considerations:</text:span></text:p>
      <text:p text:style-name="P8"/>
      <text:p text:style-name="P8">A <text:span text:style-name="T19">Set</text:span> would not have been appropriate here as they neither allow duplicates or guarantee order. </text:p>
      <text:p text:style-name="P8"/>
      <text:p text:style-name="P9">A List could’ve worked <text:span text:style-name="T22">as they allow duplicates and guarantee order. The two List implementations I thought would be most appropriate were the </text:span><text:span text:style-name="T4">ArrayList</text:span><text:span text:style-name="T22"> and the </text:span><text:span text:style-name="T4">LinkedList</text:span><text:span text:style-name="T22">.</text:span></text:p>
      <text:p text:style-name="P8"/>
      <text:p text:style-name="P8"><text:span text:style-name="T18">A </text:span><text:span text:style-name="T20">Map</text:span><text:span text:style-name="T18"> could’ve worked, such as a </text:span><text:span text:style-name="T3">LinkedHashMap</text:span><text:span text:style-name="T18"> or a </text:span><text:span text:style-name="T3">TreeMap</text:span><text:span text:style-name="T18">, using either the </text:span><text:span text:style-name="T3">Room</text:span><text:span text:style-name="T18"> object or visited room number the treasure was found in as the key (and the treasure as the value). Both of these allow duplicate (values) and guarantee some kind of order.</text:span></text:p>
      <text:p text:style-name="P8"/>
      <text:p text:style-name="P10">In the end, I decided to use a List vs a Map as they are a simpler Collection, there is no need to have to worry about creating <text:span text:style-name="T2">&lt;key, value&gt;</text:span> pairs for each piece of treasure the user collects. I decided to go for the simpler change, a List only needed two lines to be changed to function correctly, whereas a Map would’ve required many more changes. Since we needed to print out all the treasures the user collected, I decided to use an <text:span text:style-name="T2">ArrayList</text:span> over a <text:span text:style-name="T2">LinkedList</text:span> as<text:span text:style-name="T88"> we have no need to insert mid-way through the list or to delete the head of the list, which is where the </text:span><text:span text:style-name="T75">LinkedList</text:span><text:span text:style-name="T88"> is beneficial over the </text:span><text:span text:style-name="T75">ArrayList</text:span>.</text:p>
      <text:p text:style-name="P10"/>
      <text:p text:style-name="P11">If we needed to keep track of the <text:span text:style-name="T23">room the treasure was found in, a Map would be a better choice. Since we can use either the </text:span><text:span text:style-name="T5">Room</text:span><text:span text:style-name="T23"> object or the room number the treasure was found in as the key, depending on our needs. A </text:span><text:span text:style-name="T5">LinkedHashMap</text:span><text:span text:style-name="T23"> would be the best map option because it: </text:span></text:p>
      <text:list xml:id="list2428741559" text:style-name="L1">
        <text:list-item>
          <text:p text:style-name="P58">Maintains insertion order</text:p>
        </text:list-item>
        <text:list-item>
          <text:p text:style-name="P58">Allows the Room object to be used as the key, or a room number (even if the rooms are visited out of creation order)</text:p>
        </text:list-item>
        <text:list-item>
          <text:p text:style-name="P58">Allows duplicate (value) entries – the user can collect multiple of each treasure</text:p>
        </text:list-item>
      </text:list>
      <text:p text:style-name="P3"/>
      <text:p text:style-name="P22"/>
      <text:p text:style-name="P89">Task 3 – OO Wisdom:</text:p>
      <text:p text:style-name="P12"><text:span text:style-name="T26">Liskov Substitution Principle</text:span> – The children of the <text:span text:style-name="T2">Room</text:span> class do not all adhere to the contract set out by the <text:span text:style-name="T2">Room</text:span> class. <text:span text:style-name="T24">The </text:span><text:span text:style-name="T6">EnemyRoom</text:span><text:span text:style-name="T24">, </text:span><text:span text:style-name="T6">TreasureRoom</text:span><text:span text:style-name="T24"> and </text:span><text:span text:style-name="T6">MixedRoom</text:span><text:span text:style-name="T24"> classes require an </text:span><text:span text:style-name="T6">Enemy</text:span><text:span text:style-name="T24">, a </text:span><text:span text:style-name="T6">Treasure</text:span><text:span text:style-name="T24"> or both, respectively, whilst the </text:span><text:span text:style-name="T6">Room</text:span><text:span text:style-name="T24"> class itself requires none of these. This effectively is creating a new pre-condition: that </text:span><text:span text:style-name="T6">enemy</text:span><text:span text:style-name="T24"> / </text:span><text:span text:style-name="T6">treasure</text:span><text:span text:style-name="T24"> be instantiated before creating these classes (or null pointer exceptions may be thrown during runtime), this is tightening the pre-conditions which is not ok. This means the </text:span><text:span text:style-name="T6">EnemyRoom</text:span><text:span text:style-name="T24"> / </text:span><text:span text:style-name="T6">TreasureRoom</text:span><text:span text:style-name="T24"> / </text:span><text:span text:style-name="T6">MixedRoom</text:span><text:span text:style-name="T24"> classes violate the principle: </text:span><text:span text:style-name="T27">require no more, promise no less</text:span><text:span text:style-name="T35">. One way you could improve this is for the </text:span><text:span text:style-name="T9">Room</text:span><text:span text:style-name="T36"> class to have the methods that generate </text:span><text:span text:style-name="T42">the</text:span><text:span text:style-name="T36"> random enemies and treasures</text:span><text:span text:style-name="T35">. This could be achieved by adding private enemy </text:span><text:span text:style-name="T36">&amp;</text:span><text:span text:style-name="T35"> treasure variables </text:span><text:span text:style-name="T36">and</text:span><text:span text:style-name="T35"> moving the random generator methods into the </text:span><text:span text:style-name="T8">Room</text:span><text:span text:style-name="T35"> class </text:span><text:span text:style-name="T36">from the </text:span><text:span text:style-name="T9">AdventureGame</text:span><text:span text:style-name="T36"> class</text:span><text:span text:style-name="T35">. </text:span><text:span text:style-name="T36">This would allow the child classes to utilise the random generator methods and would reduce coupling (a good thing).</text:span></text:p>
      <text:p text:style-name="P12"><text:span text:style-name="T36"/></text:p>
      <text:p text:style-name="P67"><text:span text:style-name="T29">Single Responsibility </text:span><text:span text:style-name="T30">Principle</text:span><text:span text:style-name="T37"> – </text:span><text:span text:style-name="T38">Currently, the </text:span><text:span text:style-name="T10">AdventureGame</text:span><text:span text:style-name="T38"> class </text:span><text:span text:style-name="T39">has multiple responsibilities: it both runs the game itself and sets up the board. As well as the previous suggestion, this can be solved by moving both the </text:span><text:span text:style-name="T11">setupBoard()</text:span><text:span text:style-name="T39"> and </text:span><text:span text:style-name="T11">generateRandomRoom()</text:span><text:span text:style-name="T39"> methods into the </text:span><text:span text:style-name="T11">Board</text:span><text:span text:style-name="T39"> class. The </text:span><text:span text:style-name="T11">character.enter()</text:span><text:span text:style-name="T39"> line can be moved into the </text:span><text:span text:style-name="T11">play()</text:span><text:span text:style-name="T39"> method. The </text:span><text:span text:style-name="T11">setupBoard()</text:span><text:span text:style-name="T39"> method could be made the </text:span><text:span text:style-name="T11">Board</text:span><text:span text:style-name="T39"> class constructor taking an integer that represents </text:span><text:span text:style-name="T11">gameSize</text:span><text:span text:style-name="T39">.</text:span></text:p>
      <text:p text:style-name="P67"><text:span text:style-name="T39"/></text:p>
      <text:p text:style-name="P80">Encapsulation Leak –<text:span text:style-name="T44"> In the </text:span><text:span text:style-name="T69">Character</text:span><text:span text:style-name="T44"> class when we return the collection of treasures with the </text:span><text:span text:style-name="T69">getCollectedTreasures()</text:span><text:span text:style-name="T44"> method, we should ideally be returning an unmodifiable collection, so the client(s) cannot modify the </text:span><text:span text:style-name="T69">collectedTreasures</text:span><text:span text:style-name="T44"> collection. This is an easy fix, we can replace the line </text:span></text:p>
      <table:table table:name="Table1" table:style-name="Table1">
        <table:table-column table:style-name="Table1.A"/>
        <table:table-row>
          <table:table-cell table:style-name="Table1.A1" office:value-type="string">
            <text:p text:style-name="P100">return collectedTreasures;</text:p>
          </table:table-cell>
        </table:table-row>
      </table:table>
      <text:p text:style-name="P80"><text:span text:style-name="T44">with</text:span></text:p>
      <table:table table:name="Table8" table:style-name="Table8">
        <table:table-column table:style-name="Table8.A"/>
        <table:table-row>
          <table:table-cell table:style-name="Table8.A1" office:value-type="string">
            <text:p text:style-name="P100">return Collections.<text:span text:style-name="T25">unmodifiableList</text:span>(collectedTreasures);</text:p>
          </table:table-cell>
        </table:table-row>
      </table:table>
      <text:p text:style-name="P74">which would solve this problem.</text:p>
      <text:p text:style-name="P73"/>
      <text:p text:style-name="P68"><text:span text:style-name="T31">Information Hiding </text:span><text:span text:style-name="T32">– </text:span><text:span text:style-name="T40">Another flaw is that a lot of the </text:span><text:span text:style-name="T12">Board</text:span><text:span text:style-name="T40"> class methods and variables are public. Since this program seems to be leaning towards getters &amp; setters on the privacy continuum, the public variable should be private, and many of the public methods should be set to private. </text:span><text:span text:style-name="T41">If the suggested changes are made above, the methods (and variables) that need to be public in the </text:span><text:span text:style-name="T13">Board</text:span><text:span text:style-name="T41"> class, without making other changes are: </text:span></text:p>
      <text:list xml:id="list2071889917" text:style-name="L2">
        <text:list-item>
          <text:p text:style-name="P59"><text:span text:style-name="T7">Board</text:span><text:span text:style-name="T34"> constructor</text:span></text:p>
        </text:list-item>
        <text:list-item>
          <text:p text:style-name="P83">getCurrentRoom()</text:p>
        </text:list-item>
        <text:list-item>
          <text:p text:style-name="P83">getBoard()</text:p>
        </text:list-item>
        <text:list-item>
          <text:p text:style-name="P83">changeRoom()</text:p>
        </text:list-item>
        <text:list-item>
          <text:p text:style-name="P83">endGame()</text:p>
        </text:list-item>
        <text:list-item>
          <text:p text:style-name="P83">isGameOver()</text:p>
          <text:list>
            <text:list-item>
              <text:p text:style-name="P59"><text:span text:style-name="T34">If you call </text:span><text:span text:style-name="T7">allRoomsVisited()</text:span><text:span text:style-name="T21"> </text:span><text:span text:style-name="T34">from this method, otherwise </text:span><text:span text:style-name="T7">allRoomsVisited()</text:span><text:span text:style-name="T34"> needs to be public as well. It seems to make more sense to have </text:span><text:span text:style-name="T7">isGameOver()</text:span><text:span text:style-name="T34"> check it though </text:span><text:span text:style-name="T43">as the game essentially ends when all rooms have been visited</text:span><text:span text:style-name="T34">.</text:span></text:p>
            </text:list-item>
          </text:list>
        </text:list-item>
      </text:list>
      <text:p text:style-name="P70"><text:span text:style-name="T34">This is good as all of these are effectively getters and setters.</text:span></text:p>
      <text:p text:style-name="P70"><text:span text:style-name="T34"/></text:p>
      <text:p text:style-name="P81">Stable Abstractions –<text:span text:style-name="T44"> The </text:span><text:span text:style-name="T69">MixedRoom</text:span><text:span text:style-name="T44"> is an </text:span><text:span text:style-name="T80">unstable</text:span><text:span text:style-name="T44"> abstraction, if we add more Room types we </text:span><text:span text:style-name="T50">will likely</text:span><text:span text:style-name="T44"> want to add them to </text:span><text:span text:style-name="T50">our</text:span><text:span text:style-name="T44"> </text:span><text:span text:style-name="T69">MixedRoom</text:span><text:span text:style-name="T44"> class. This means </text:span><text:span text:style-name="T73">MixedRoom</text:span><text:span text:style-name="T50"> is likely to change which makes it an </text:span><text:span text:style-name="T81">unstable</text:span><text:span text:style-name="T50"> abstraction</text:span></text:p>
      <text:p text:style-name="P64"/>
      <text:p text:style-name="P22"/>
      <text:p text:style-name="P89">Task 4 – Make the board unique:</text:p>
      <text:p text:style-name="P13">To acheive this, I followed the Singleton design pattern. I changed the <text:span text:style-name="T2">board</text:span> variable and the <text:span text:style-name="T2">Board</text:span> constructor to private. I then change<text:span text:style-name="T89">d</text:span> the <text:span text:style-name="T2">getBoard()</text:span> method to check if the <text:span text:style-name="T2">board</text:span><text:span text:style-name="T19"> </text:span><text:span text:style-name="T87">variable</text:span> is null, if it is, create a new <text:span text:style-name="T2">Board</text:span> object and assign <text:span text:style-name="T2">board</text:span> to it.</text:p>
      <text:p text:style-name="P13"/>
      <text:p text:style-name="P22">Task 5 – Change Observer pattern implementation:</text:p>
      <text:p text:style-name="P15">The <text:span text:style-name="T89">originally</text:span> implemented <text:span text:style-name="T53">Observer</text:span> pattern:</text:p>
      <table:table table:name="Table2" table:style-name="Table2">
        <table:table-column table:style-name="Table2.A"/>
        <table:table-column table:style-name="Table2.B"/>
        <table:table-row>
          <table:table-cell table:style-name="Table2.A1" office:value-type="string">
            <text:p text:style-name="P39">G<text:span text:style-name="T89">ang of Four (GoF)</text:span> Pattern: Observer</text:p>
          </table:table-cell>
          <table:table-cell table:style-name="Table2.B1" office:value-type="string">
            <text:p text:style-name="P39">Implementation</text:p>
          </table:table-cell>
        </table:table-row>
        <table:table-row>
          <table:table-cell table:style-name="Table2.A2" office:value-type="string">
            <text:p text:style-name="P23">Subject</text:p>
          </table:table-cell>
          <table:table-cell table:style-name="Table2.B2" office:value-type="string">
            <text:p text:style-name="P49">Character</text:p>
          </table:table-cell>
        </table:table-row>
        <table:table-row>
          <table:table-cell table:style-name="Table2.A2" office:value-type="string">
            <text:p text:style-name="P23">Observer</text:p>
          </table:table-cell>
          <table:table-cell table:style-name="Table2.B2" office:value-type="string">
            <text:p text:style-name="P47">Enemy</text:p>
          </table:table-cell>
        </table:table-row>
        <table:table-row>
          <table:table-cell table:style-name="Table2.A2" office:value-type="string">
            <text:p text:style-name="P23">Concrete Subject</text:p>
          </table:table-cell>
          <table:table-cell table:style-name="Table2.B2" office:value-type="string">
            <text:p text:style-name="P47">Character</text:p>
          </table:table-cell>
        </table:table-row>
        <table:table-row>
          <table:table-cell table:style-name="Table2.A2" office:value-type="string">
            <text:p text:style-name="P23">Concrete Observer</text:p>
          </table:table-cell>
          <table:table-cell table:style-name="Table2.B2" office:value-type="string">
            <text:p text:style-name="P27"><text:span text:style-name="T2">Ninja, Turtle</text:span></text:p>
          </table:table-cell>
        </table:table-row>
        <table:table-row>
          <table:table-cell table:style-name="Table2.A2" office:value-type="string">
            <text:p text:style-name="P23"><text:span text:style-name="T52">d</text:span>oSomething() / <text:span text:style-name="T52">setState()</text:span></text:p>
          </table:table-cell>
          <table:table-cell table:style-name="Table2.B2" office:value-type="string">
            <text:p text:style-name="P33"><text:span text:style-name="T2">fight(), kill(), prepare(), rest(</text:span><text:span text:style-name="T14">)*</text:span></text:p>
          </table:table-cell>
        </table:table-row>
        <table:table-row>
          <table:table-cell table:style-name="Table2.A2" office:value-type="string">
            <text:p text:style-name="P31">getState()</text:p>
          </table:table-cell>
          <table:table-cell table:style-name="Table2.B2" office:value-type="string">
            <text:p text:style-name="P91">isReady()</text:p>
          </table:table-cell>
        </table:table-row>
        <table:table-row>
          <table:table-cell table:style-name="Table2.A2" office:value-type="string">
            <text:p text:style-name="P23">attach() / detach()</text:p>
          </table:table-cell>
          <table:table-cell table:style-name="Table2.B2" office:value-type="string">
            <text:p text:style-name="P27"><text:span text:style-name="T2">addEnemy()</text:span> / <text:span text:style-name="T2">removeEnemy()</text:span></text:p>
          </table:table-cell>
        </table:table-row>
        <table:table-row>
          <table:table-cell table:style-name="Table2.A2" office:value-type="string">
            <text:p text:style-name="P23">notify()</text:p>
          </table:table-cell>
          <table:table-cell table:style-name="Table2.B2" office:value-type="string">
            <text:p text:style-name="P47">updateEnemies()</text:p>
          </table:table-cell>
        </table:table-row>
        <table:table-row>
          <table:table-cell table:style-name="Table2.A2" office:value-type="string">
            <text:p text:style-name="P23">update()</text:p>
          </table:table-cell>
          <table:table-cell table:style-name="Table2.B2" office:value-type="string">
            <text:p text:style-name="P47">add()</text:p>
          </table:table-cell>
        </table:table-row>
        <table:table-row>
          <table:table-cell table:style-name="Table2.A2" office:value-type="string">
            <text:p text:style-name="P26">Subject <text:span text:style-name="T59">–</text:span> Observer relationship</text:p>
          </table:table-cell>
          <table:table-cell table:style-name="Table2.B2" office:value-type="string">
            <text:p text:style-name="P45"><text:span text:style-name="T2">Character</text:span> – <text:span text:style-name="T2">Enemy</text:span> relationship</text:p>
          </table:table-cell>
        </table:table-row>
        <table:table-row>
          <table:table-cell table:style-name="Table2.A2" office:value-type="string">
            <text:p text:style-name="P26">Concrete Subject <text:span text:style-name="T59">–</text:span> Concrete Observer relationship</text:p>
          </table:table-cell>
          <table:table-cell table:style-name="Table2.B2" office:value-type="string">
            <text:p text:style-name="P29"><text:span text:style-name="T2">Character</text:span> – <text:span text:style-name="T2">Ninja</text:span> relationship</text:p>
            <text:p text:style-name="P29"><text:span text:style-name="T2">Character</text:span> – <text:span text:style-name="T2">Turtle</text:span> relationship</text:p>
          </table:table-cell>
        </table:table-row>
      </table:table>
      <text:p text:style-name="P4"/>
      <text:p text:style-name="P16">I decided to say that the <text:span text:style-name="T2">Character</text:span> class was both the (Base) Subject and ConcreteSubject. I said this because the (Base) Observer interacts with the <text:span text:style-name="T2">Character</text:span> class as if it was a (Base) Subject, and the ConcreteObserver classes interact with <text:span text:style-name="T2">Character</text:span> as if it was a ConcreteSubject.</text:p>
      <text:p text:style-name="P4"/>
      <text:p text:style-name="Standard">* <text:span text:style-name="T52">According to the GoF pattern, it seems as though a ConcreteObserver should be able to call the setState() (doSomething() in lectures) method (Gamma, Helm, Johnson, Vlissides, 1994, p. 295). Because of this, I have put down the four methods that the ConcreteObserver can call. However, the </text:span><text:span text:style-name="T17">changeState()</text:span><text:span text:style-name="T52"> method is the method that conforms to setState() the best, so you could instead put that as the setState() method. In lectures, the setState() method was not elaborated on more than just saying it changes the state of the ConcreteSubject. Because of this I searched the internet and the original GoF Design Patterns book for information on the setState() method, which all seemed to imply setState() would need to be public, hence why I decided to put the four public methods that call </text:span><text:span text:style-name="T17">changeState()</text:span><text:span text:style-name="T52"> instead of the </text:span><text:span text:style-name="T17">changeState()</text:span><text:span text:style-name="T52"> method itself.</text:span></text:p>
      <text:p text:style-name="Standard"/>
      <text:p text:style-name="P90"><text:span text:style-name="T63">The newly implemented Observer pattern using Java’s Observer:</text:span></text:p>
      <table:table table:name="Table3" table:style-name="Table3">
        <table:table-column table:style-name="Table3.A"/>
        <table:table-column table:style-name="Table3.B"/>
        <table:table-row>
          <table:table-cell table:style-name="Table3.A1" office:value-type="string">
            <text:p text:style-name="P40">GoF Pattern: Observer</text:p>
          </table:table-cell>
          <table:table-cell table:style-name="Table3.B1" office:value-type="string">
            <text:p text:style-name="P41">Implementation</text:p>
          </table:table-cell>
        </table:table-row>
        <table:table-row>
          <table:table-cell table:style-name="Table3.A2" office:value-type="string">
            <text:p text:style-name="P24">Subject</text:p>
          </table:table-cell>
          <table:table-cell table:style-name="Table3.B2" office:value-type="string">
            <text:p text:style-name="P50">Character</text:p>
          </table:table-cell>
        </table:table-row>
        <table:table-row>
          <table:table-cell table:style-name="Table3.A2" office:value-type="string">
            <text:p text:style-name="P24">Observer</text:p>
          </table:table-cell>
          <table:table-cell table:style-name="Table3.B2" office:value-type="string">
            <text:p text:style-name="P48">Enemy</text:p>
          </table:table-cell>
        </table:table-row>
        <table:table-row>
          <table:table-cell table:style-name="Table3.A2" office:value-type="string">
            <text:p text:style-name="P24">Concrete Subject</text:p>
          </table:table-cell>
          <table:table-cell table:style-name="Table3.B2" office:value-type="string">
            <text:p text:style-name="P48">Character</text:p>
          </table:table-cell>
        </table:table-row>
        <table:table-row>
          <table:table-cell table:style-name="Table3.A2" office:value-type="string">
            <text:p text:style-name="P24">Concrete Observer</text:p>
          </table:table-cell>
          <table:table-cell table:style-name="Table3.B2" office:value-type="string">
            <text:p text:style-name="P28"><text:span text:style-name="T2">Ninja, Turtle</text:span></text:p>
          </table:table-cell>
        </table:table-row>
        <table:table-row>
          <table:table-cell table:style-name="Table3.A2" office:value-type="string">
            <text:p text:style-name="P24"><text:span text:style-name="T52">d</text:span>oSomething() / <text:span text:style-name="T52">setState()</text:span></text:p>
          </table:table-cell>
          <table:table-cell table:style-name="Table3.B2" office:value-type="string">
            <text:p text:style-name="P34"><text:span text:style-name="T2">fight(), kill(), prepare(), rest(</text:span><text:span text:style-name="T14">)</text:span><text:span text:style-name="T16">*</text:span></text:p>
          </table:table-cell>
        </table:table-row>
        <table:table-row>
          <table:table-cell table:style-name="Table3.A2" office:value-type="string">
            <text:p text:style-name="P32">getState()</text:p>
          </table:table-cell>
          <table:table-cell table:style-name="Table3.B2" office:value-type="string">
            <text:p text:style-name="P92">isReady()</text:p>
          </table:table-cell>
        </table:table-row>
        <table:table-row>
          <table:table-cell table:style-name="Table3.A2" office:value-type="string">
            <text:p text:style-name="P24">attach() / detach()</text:p>
          </table:table-cell>
          <table:table-cell table:style-name="Table3.B2" office:value-type="string">
            <text:p text:style-name="P28"><text:span text:style-name="T15">addObserver</text:span><text:span text:style-name="T2">()</text:span> / <text:span text:style-name="T15">deleteObserver</text:span><text:span text:style-name="T2">()</text:span></text:p>
          </table:table-cell>
        </table:table-row>
        <table:table-row>
          <table:table-cell table:style-name="Table3.A2" office:value-type="string">
            <text:p text:style-name="P24">notify()</text:p>
          </table:table-cell>
          <table:table-cell table:style-name="Table3.B2" office:value-type="string">
            <text:p text:style-name="P48"><text:span text:style-name="T53">notifyObservers</text:span>()</text:p>
          </table:table-cell>
        </table:table-row>
        <table:table-row>
          <table:table-cell table:style-name="Table3.A2" office:value-type="string">
            <text:p text:style-name="P24">update()</text:p>
          </table:table-cell>
          <table:table-cell table:style-name="Table3.B2" office:value-type="string">
            <text:p text:style-name="P48"><text:span text:style-name="T53">update</text:span>()</text:p>
          </table:table-cell>
        </table:table-row>
        <table:table-row>
          <table:table-cell table:style-name="Table3.A2" office:value-type="string">
            <text:p text:style-name="P26">Subject <text:span text:style-name="T59">–</text:span> Observer relationship</text:p>
          </table:table-cell>
          <table:table-cell table:style-name="Table3.B2" office:value-type="string">
            <text:p text:style-name="P46"><text:span text:style-name="T2">Character</text:span> – <text:span text:style-name="T2">Enemy</text:span> relationship</text:p>
          </table:table-cell>
        </table:table-row>
        <table:table-row table:style-name="Table3.12">
          <table:table-cell table:style-name="Table3.A2" office:value-type="string">
            <text:p text:style-name="P26">Concrete Subject <text:span text:style-name="T59">–</text:span> Concrete Observer relationship</text:p>
          </table:table-cell>
          <table:table-cell table:style-name="Table3.B2" office:value-type="string">
            <text:p text:style-name="P30"><text:span text:style-name="T2">Character</text:span> – <text:span text:style-name="T2">Ninja</text:span> relationship</text:p>
            <text:p text:style-name="P30"><text:span text:style-name="T2">Character</text:span> – <text:span text:style-name="T2">Turtle</text:span> relationship</text:p>
          </table:table-cell>
        </table:table-row>
      </table:table>
      <text:p text:style-name="P5"/>
      <text:p text:style-name="P17">I decided to keep <text:span text:style-name="T2">addEnemy()</text:span> and <text:span text:style-name="T2">removeEnemy()</text:span> <text:span text:style-name="T54">in the code</text:span> (instead of using inherited methods <text:span text:style-name="T54">everywhere they were called before</text:span>) as it makes the program more readable, and reduced the number of changes made.</text:p>
      <text:p text:style-name="P3"/>
      <text:p text:style-name="P22">Task 6 – Recognising patterns:</text:p>
      <text:p text:style-name="P14">Singleton (<text:span text:style-name="T2">Board</text:span> class):</text:p>
      <table:table table:name="Table4" table:style-name="Table4">
        <table:table-column table:style-name="Table4.A"/>
        <table:table-column table:style-name="Table4.B"/>
        <table:table-row>
          <table:table-cell table:style-name="Table4.A1" office:value-type="string">
            <text:p text:style-name="P41">GoF Pattern: <text:span text:style-name="T55">Singleton</text:span></text:p>
          </table:table-cell>
          <table:table-cell table:style-name="Table4.B1" office:value-type="string">
            <text:p text:style-name="P43">Implementation</text:p>
          </table:table-cell>
        </table:table-row>
        <table:table-row>
          <table:table-cell table:style-name="Table4.A2" office:value-type="string">
            <text:p text:style-name="P37">Singleton</text:p>
          </table:table-cell>
          <table:table-cell table:style-name="Table4.B2" office:value-type="string">
            <text:p text:style-name="P52">Board</text:p>
          </table:table-cell>
        </table:table-row>
        <table:table-row>
          <table:table-cell table:style-name="Table4.A2" office:value-type="string">
            <text:p text:style-name="P35">uniqueInstance</text:p>
          </table:table-cell>
          <table:table-cell table:style-name="Table4.B2" office:value-type="string">
            <text:p text:style-name="P51">board</text:p>
          </table:table-cell>
        </table:table-row>
        <table:table-row>
          <table:table-cell table:style-name="Table4.A2" office:value-type="string">
            <text:p text:style-name="P35">instance()</text:p>
          </table:table-cell>
          <table:table-cell table:style-name="Table4.B2" office:value-type="string">
            <text:p text:style-name="P51">getBoard()</text:p>
          </table:table-cell>
        </table:table-row>
        <table:table-row>
          <table:table-cell table:style-name="Table4.A2" office:value-type="string">
            <text:p text:style-name="P36">Singleton()</text:p>
          </table:table-cell>
          <table:table-cell table:style-name="Table4.B2" office:value-type="string">
            <text:p text:style-name="P51">Board()</text:p>
          </table:table-cell>
        </table:table-row>
      </table:table>
      <text:p text:style-name="P6"/>
      <text:p text:style-name="P6"/>
      <text:p text:style-name="P6"/>
      <text:p text:style-name="P18">Factory Method (<text:span text:style-name="T79">Enemy</text:span> creating <text:span text:style-name="T79">Weapon</text:span>):</text:p>
      <table:table table:name="Table5" table:style-name="Table5">
        <table:table-column table:style-name="Table5.A"/>
        <table:table-column table:style-name="Table5.B"/>
        <table:table-row>
          <table:table-cell table:style-name="Table5.A1" office:value-type="string">
            <text:p text:style-name="P42">GoF Pattern: <text:span text:style-name="T56">Factory Method</text:span></text:p>
          </table:table-cell>
          <table:table-cell table:style-name="Table5.B1" office:value-type="string">
            <text:p text:style-name="P42">Implementation</text:p>
          </table:table-cell>
        </table:table-row>
        <table:table-row>
          <table:table-cell table:style-name="Table5.A2" office:value-type="string">
            <text:p text:style-name="P37">Creator</text:p>
          </table:table-cell>
          <table:table-cell table:style-name="Table5.B2" office:value-type="string">
            <text:p text:style-name="P52">Enemy</text:p>
          </table:table-cell>
        </table:table-row>
        <table:table-row>
          <table:table-cell table:style-name="Table5.A2" office:value-type="string">
            <text:p text:style-name="P37">ConcreteCreator</text:p>
          </table:table-cell>
          <table:table-cell table:style-name="Table5.B2" office:value-type="string">
            <text:p text:style-name="P52">Ninja, Turtle</text:p>
          </table:table-cell>
        </table:table-row>
        <table:table-row>
          <table:table-cell table:style-name="Table5.A2" office:value-type="string">
            <text:p text:style-name="P37">Product</text:p>
          </table:table-cell>
          <table:table-cell table:style-name="Table5.B2" office:value-type="string">
            <text:p text:style-name="P52">Weapon</text:p>
          </table:table-cell>
        </table:table-row>
        <table:table-row>
          <table:table-cell table:style-name="Table5.A2" office:value-type="string">
            <text:p text:style-name="P25">Concrete<text:span text:style-name="T57">Product</text:span></text:p>
          </table:table-cell>
          <table:table-cell table:style-name="Table5.B2" office:value-type="string">
            <text:p text:style-name="P52">Hammer, Sword</text:p>
          </table:table-cell>
        </table:table-row>
        <table:table-row>
          <table:table-cell table:style-name="Table5.A2" office:value-type="string">
            <text:p text:style-name="P25"><text:span text:style-name="T57">factoryMethod</text:span>()</text:p>
          </table:table-cell>
          <table:table-cell table:style-name="Table5.B2" office:value-type="string">
            <text:p text:style-name="P52">createWeapon()</text:p>
          </table:table-cell>
        </table:table-row>
        <table:table-row>
          <table:table-cell table:style-name="Table5.A2" office:value-type="string">
            <text:p text:style-name="P37">doSomething<text:span text:style-name="T89">()</text:span></text:p>
          </table:table-cell>
          <table:table-cell table:style-name="Table5.B2" office:value-type="string">
            <text:p text:style-name="P52">attack()</text:p>
          </table:table-cell>
        </table:table-row>
        <table:table-row>
          <table:table-cell table:style-name="Table5.A2" office:value-type="string">
            <text:p text:style-name="P38">ConcreteCreator – ConcreteProduct relationship</text:p>
          </table:table-cell>
          <table:table-cell table:style-name="Table5.B2" office:value-type="string">
            <text:p text:style-name="P53">Ninja <text:span text:style-name="T19">–</text:span> Sword <text:span text:style-name="T19">relationship</text:span></text:p>
            <text:p text:style-name="P53">Turtle <text:span text:style-name="T19">–</text:span> Hammer <text:span text:style-name="T19">relationship</text:span></text:p>
          </table:table-cell>
        </table:table-row>
      </table:table>
      <text:p text:style-name="P19"/>
      <text:p text:style-name="P72"/>
      <text:p text:style-name="P87">Command Pattern <text:span text:style-name="T89">(</text:span><text:span text:style-name="T78">Command</text:span><text:span text:style-name="T89"> class)</text:span>:</text:p>
      <table:table table:name="Table6" table:style-name="Table6">
        <table:table-column table:style-name="Table6.A"/>
        <table:table-column table:style-name="Table6.B"/>
        <table:table-row>
          <table:table-cell table:style-name="Table6.A1" office:value-type="string">
            <text:p text:style-name="P44">GoF Pattern: <text:span text:style-name="T58">Command</text:span></text:p>
          </table:table-cell>
          <table:table-cell table:style-name="Table6.B1" office:value-type="string">
            <text:p text:style-name="P44">Implementation</text:p>
          </table:table-cell>
        </table:table-row>
        <table:table-row>
          <table:table-cell table:style-name="Table6.A2" office:value-type="string">
            <text:p text:style-name="P38">Invoker</text:p>
          </table:table-cell>
          <table:table-cell table:style-name="Table6.B2" office:value-type="string">
            <text:p text:style-name="P53">Action</text:p>
          </table:table-cell>
        </table:table-row>
        <table:table-row>
          <table:table-cell table:style-name="Table6.A2" office:value-type="string">
            <text:p text:style-name="P38">Client</text:p>
          </table:table-cell>
          <table:table-cell table:style-name="Table6.B2" office:value-type="string">
            <text:p text:style-name="P55">AdventureGame</text:p>
          </table:table-cell>
        </table:table-row>
        <table:table-row>
          <table:table-cell table:style-name="Table6.A2" office:value-type="string">
            <text:p text:style-name="P38">Command</text:p>
          </table:table-cell>
          <table:table-cell table:style-name="Table6.B2" office:value-type="string">
            <text:p text:style-name="P53">Command</text:p>
          </table:table-cell>
        </table:table-row>
        <table:table-row>
          <table:table-cell table:style-name="Table6.A2" office:value-type="string">
            <text:p text:style-name="P38">ConcreteCommand</text:p>
          </table:table-cell>
          <table:table-cell table:style-name="Table6.B2" office:value-type="string">
            <text:p text:style-name="P53">EnterCommand, LeaveCommand, SearchCommand</text:p>
          </table:table-cell>
        </table:table-row>
        <table:table-row>
          <table:table-cell table:style-name="Table6.A2" office:value-type="string">
            <text:p text:style-name="P38">Receiver</text:p>
          </table:table-cell>
          <table:table-cell table:style-name="Table6.B2" office:value-type="string">
            <text:p text:style-name="P55">Character</text:p>
          </table:table-cell>
        </table:table-row>
        <table:table-row>
          <table:table-cell table:style-name="Table6.A2" office:value-type="string">
            <text:p text:style-name="P38">execute()</text:p>
          </table:table-cell>
          <table:table-cell table:style-name="Table6.B2" office:value-type="string">
            <text:p text:style-name="P53">execute()</text:p>
          </table:table-cell>
        </table:table-row>
        <table:table-row>
          <table:table-cell table:style-name="Table6.A2" office:value-type="string">
            <text:p text:style-name="P38">unexecute</text:p>
          </table:table-cell>
          <table:table-cell table:style-name="Table6.B2" office:value-type="string">
            <text:p text:style-name="P56">Does not exist</text:p>
          </table:table-cell>
        </table:table-row>
        <table:table-row>
          <table:table-cell table:style-name="Table6.A2" office:value-type="string">
            <text:p text:style-name="P38">state</text:p>
          </table:table-cell>
          <table:table-cell table:style-name="Table6.B2" office:value-type="string">
            <text:p text:style-name="P57">Does not exist</text:p>
          </table:table-cell>
        </table:table-row>
        <table:table-row>
          <table:table-cell table:style-name="Table6.A2" office:value-type="string">
            <text:p text:style-name="P38">action()</text:p>
          </table:table-cell>
          <table:table-cell table:style-name="Table6.B2" office:value-type="string">
            <text:p text:style-name="P55">enter(), leave(), search()</text:p>
          </table:table-cell>
        </table:table-row>
        <table:table-row>
          <table:table-cell table:style-name="Table6.A2" office:value-type="string">
            <text:p text:style-name="P38">Client – ConcreteCommand relationship</text:p>
          </table:table-cell>
          <table:table-cell table:style-name="Table6.B2" office:value-type="string">
            <text:p text:style-name="P54"><text:span text:style-name="T60">AdventureGame</text:span> <text:span text:style-name="T19">–</text:span> <text:span text:style-name="T60">EnterCommand</text:span> <text:span text:style-name="T19">relationship,</text:span></text:p>
            <text:p text:style-name="P54"><text:span text:style-name="T60">AdventureGame</text:span> <text:span text:style-name="T19">–</text:span> <text:span text:style-name="T60">LeaveCommand</text:span> <text:span text:style-name="T19">relationship,</text:span></text:p>
            <text:p text:style-name="P54"><text:span text:style-name="T60">AdventureGame</text:span> <text:span text:style-name="T19">–</text:span> <text:span text:style-name="T60">SearchCommand</text:span> <text:span text:style-name="T19">relationship</text:span></text:p>
          </table:table-cell>
        </table:table-row>
        <table:table-row>
          <table:table-cell table:style-name="Table6.A2" office:value-type="string">
            <text:p text:style-name="P38">Client – Receiver relationship</text:p>
          </table:table-cell>
          <table:table-cell table:style-name="Table6.B2" office:value-type="string">
            <text:p text:style-name="P54"><text:span text:style-name="T60">AdventureGame</text:span> <text:span text:style-name="T19">–</text:span> <text:span text:style-name="T60">Character</text:span> <text:span text:style-name="T19">relationship</text:span></text:p>
          </table:table-cell>
        </table:table-row>
        <table:table-row>
          <table:table-cell table:style-name="Table6.A2" office:value-type="string">
            <text:p text:style-name="P38">ConcreteCommand – Receiver relationship</text:p>
          </table:table-cell>
          <table:table-cell table:style-name="Table6.B2" office:value-type="string">
            <text:p text:style-name="P54"><text:span text:style-name="T60">EnterCommand</text:span> <text:span text:style-name="T19">–</text:span> <text:span text:style-name="T60">Character</text:span> <text:span text:style-name="T19">relationship,</text:span></text:p>
            <text:p text:style-name="P54"><text:span text:style-name="T60">LeaveCommand</text:span> <text:span text:style-name="T19">–</text:span> <text:span text:style-name="T60">Character</text:span> <text:span text:style-name="T19">relationship,</text:span></text:p>
            <text:p text:style-name="P54"><text:span text:style-name="T60">SearchCommand</text:span> <text:span text:style-name="T19">–</text:span> <text:span text:style-name="T60">Character</text:span> <text:span text:style-name="T19">relationship</text:span></text:p>
          </table:table-cell>
        </table:table-row>
        <table:table-row>
          <table:table-cell table:style-name="Table6.A2" office:value-type="string">
            <text:p text:style-name="P38">Invoker – Command relationship</text:p>
          </table:table-cell>
          <table:table-cell table:style-name="Table6.B2" office:value-type="string">
            <text:p text:style-name="P54"><text:span text:style-name="T60">Action</text:span> <text:span text:style-name="T19">–</text:span> <text:span text:style-name="T60">Command</text:span> <text:span text:style-name="T19">relationship</text:span></text:p>
          </table:table-cell>
        </table:table-row>
      </table:table>
      <text:p text:style-name="P20"/>
      <text:p text:style-name="P20">I decided to include unexecute here as it was presented in the lecture notes <text:span text:style-name="T61">even though it is not</text:span> included in the original GoF <text:span text:style-name="T61">pattern.</text:span></text:p>
      <text:p text:style-name="P3"/>
      <text:p text:style-name="P22">Task 7 – Design pattern implementation:</text:p>
      <text:p text:style-name="P61">The Composite pattern <text:span text:style-name="T84">would add</text:span> a large amount of value onto our original design, <text:span text:style-name="T84">making the client’s work simpler, and making extension easier</text:span>. <text:span text:style-name="T84">Instead of repeating myself when saying why (in detail) Composition would add value and then talking about what principles were introduced / violated, I have discussed them together below.</text:span></text:p>
      <text:p text:style-name="P61"/>
      <text:p text:style-name="P62">Value added:</text:p>
      <text:list xml:id="list2959190269" text:style-name="L6">
        <text:list-item>
          <text:p text:style-name="P63"><text:span text:style-name="T26">Open </text:span><text:span text:style-name="T28">/ </text:span><text:span text:style-name="T26">Closed</text:span><text:span text:style-name="T28"> </text:span><text:span text:style-name="T26">P</text:span><text:span text:style-name="T28">rinciple: </text:span><text:span text:style-name="T34">Whilst the </text:span><text:span text:style-name="T33">Open / Closed Principle </text:span><text:span text:style-name="T34">was present in our design before, we have made it easier to extend our design. </text:span>Adding the Composite pattern <text:span text:style-name="T62">allows us to easily add new rooms into the design (and to mix and match those rooms to create different room combinations) and newly defined leaf-rooms or composite-rooms </text:span>work automatically with existing structures <text:span text:style-name="T82">(Gamma et al., 1994, p. 166).</text:span></text:p>
        </text:list-item>
        <text:list-item>
          <text:p text:style-name="P77">Simplicity (overarching principle): <text:span text:style-name="T44">Adding the Composite pattern makes the client’s work simpler, and the clients themselves simpler. </text:span><text:span text:style-name="T45">Clients can treat composite structures and leaf objects as the same, and in fact don’t need to know which they are dealing with. This simplifies client’s code </text:span><text:span text:style-name="T46">(Gamma et al</text:span><text:span text:style-name="T45">., </text:span><text:span text:style-name="T46">1994, p. 166). </text:span></text:p>
        </text:list-item>
        <text:list-item>
          <text:p text:style-name="P78"><text:span text:style-name="T83">Favour Composition Over Inheritance: </text:span><text:span text:style-name="T47">Almost by definition the Composite pattern conforms to this principle, but by using this pattern we can create rooms with the charactistics of many other subclasses of </text:span><text:span text:style-name="T70">Room</text:span><text:span text:style-name="T47"> without having to create those actual classes. By doing this we can keep our class hierarchy small and managable.</text:span></text:p>
        </text:list-item>
      </text:list>
      <text:p text:style-name="P82"/>
      <text:list xml:id="list220227991718981" text:continue-numbering="true" text:style-name="L6">
        <text:list-item>
          <text:p text:style-name="P88">Stable Abstraction: <text:span text:style-name="T44">By removing the </text:span><text:span text:style-name="T69">MixedRoom</text:span><text:span text:style-name="T44"> class and ‘replacing’ it with the </text:span><text:span text:style-name="T69">CompositeRoom</text:span><text:span text:style-name="T44"> class, we have removed the unstable abstraction from our program and replaced it with a stable one. </text:span><text:span text:style-name="T69">CompositeRoom</text:span><text:span text:style-name="T44"> is stable because it does not need to be modified if more </text:span><text:span text:style-name="T69">Room</text:span><text:span text:style-name="T44"> subtypes are added.</text:span></text:p>
        </text:list-item>
      </text:list>
      <text:p text:style-name="P81"><text:span text:style-name="T47"><text:line-break/>Value removed:</text:span></text:p>
      <text:list xml:id="list2703266510" text:style-name="L8">
        <text:list-item>
          <text:p text:style-name="P79">Interface Segregation Principle: <text:span text:style-name="T44">This principle is violated by adding the Composite pattern to our design. We are forcing the client(s) to know about and depend on methods that they don’t use and </text:span><text:span text:style-name="T49">that</text:span><text:span text:style-name="T44"> aren’t of interest to them. This means the client(s) know about methods that are not applicable to some of the objects they interact with.</text:span></text:p>
        </text:list-item>
        <text:list-item>
          <text:p text:style-name="P75"><text:span text:style-name="T44">Whilst there isn’t really a principle that has been weakened / violated, the Composite pattern has made the program worse and more confusing for the user. When iterating through the collection of rooms, because of how the program is written, many superfluous print statements are printed to the user. This could potentially be associated with the </text:span><text:span text:style-name="T33">Simplicity </text:span><text:span text:style-name="T44">principle(s) if you consider </text:span><text:span text:style-name="T49">them to be</text:span><text:span text:style-name="T44"> related to user experience. This could be solved by letting the client(s) control when these statements are printed, instead of printing them when unrelated methods are called.</text:span></text:p>
        </text:list-item>
        <text:list-item>
          <text:p text:style-name="P76"><text:span text:style-name="T44">One more issue with the Composite pattern in this implementation is although a </text:span><text:span text:style-name="T69">CompositeRoom</text:span><text:span text:style-name="T44"> may contain multiple rooms with </text:span><text:span text:style-name="T69">Treasure</text:span><text:span text:style-name="T44">, only the </text:span><text:span text:style-name="T71">Treasure</text:span><text:span text:style-name="T48"> from the first room encountered whilst iterating over the </text:span><text:span text:style-name="T71">room</text:span><text:span text:style-name="T48"> collection is returned. This could be solved by changing the </text:span><text:span text:style-name="T71">Room</text:span><text:span text:style-name="T48"> classes so they return a collection of </text:span><text:span text:style-name="T86">treasures</text:span><text:span text:style-name="T48"> or by adding complex logic with flags to identify a </text:span><text:span text:style-name="T71">Room</text:span><text:span text:style-name="T48"> as searched, and allowing to user to search a </text:span><text:span text:style-name="T71">Room</text:span><text:span text:style-name="T48"> multiple times and retrieve multiple </text:span><text:span text:style-name="T86">treasures</text:span><text:span text:style-name="T48">. In this case I decided to opt for the simplest solution, with the least changes and just return the first </text:span><text:span text:style-name="T71">Treasure</text:span><text:span text:style-name="T48"> found. </text:span><text:span text:style-name="T49">This also applies to </text:span><text:span text:style-name="T51">room with an</text:span><text:span text:style-name="T49"> </text:span><text:span text:style-name="T72">Enemy</text:span><text:span text:style-name="T49"> as well.</text:span></text:p>
          <text:p text:style-name="P75"><text:span text:style-name="T44"/></text:p>
        </text:list-item>
      </text:list>
      <text:p text:style-name="P66">Implemented Composite Pattern (<text:span text:style-name="T2">Room</text:span>):</text:p>
      <table:table table:name="Table7" table:style-name="Table7">
        <table:table-column table:style-name="Table7.A"/>
        <table:table-column table:style-name="Table7.B"/>
        <table:table-row>
          <table:table-cell table:style-name="Table7.A1" office:value-type="string">
            <text:p text:style-name="P96">GoF Pattern: <text:span text:style-name="T64">Composite</text:span></text:p>
          </table:table-cell>
          <table:table-cell table:style-name="Table7.B1" office:value-type="string">
            <text:p text:style-name="P96">Implementation</text:p>
          </table:table-cell>
        </table:table-row>
        <table:table-row>
          <table:table-cell table:style-name="Table7.A2" office:value-type="string">
            <text:p text:style-name="P97">Client</text:p>
          </table:table-cell>
          <table:table-cell table:style-name="Table7.B2" office:value-type="string">
            <text:p text:style-name="P95">AdventureGame, <text:span text:style-name="T66">Board</text:span></text:p>
          </table:table-cell>
        </table:table-row>
        <table:table-row>
          <table:table-cell table:style-name="Table7.A2" office:value-type="string">
            <text:p text:style-name="P97">Component</text:p>
          </table:table-cell>
          <table:table-cell table:style-name="Table7.B2" office:value-type="string">
            <text:p text:style-name="P95">Room</text:p>
          </table:table-cell>
        </table:table-row>
        <table:table-row>
          <table:table-cell table:style-name="Table7.A2" office:value-type="string">
            <text:p text:style-name="P97">Leaf</text:p>
          </table:table-cell>
          <table:table-cell table:style-name="Table7.B2" office:value-type="string">
            <text:p text:style-name="P95">BasicRoom, EnemyRoom, TreasureRoom</text:p>
          </table:table-cell>
        </table:table-row>
        <table:table-row>
          <table:table-cell table:style-name="Table7.A2" office:value-type="string">
            <text:p text:style-name="P97">Composite</text:p>
          </table:table-cell>
          <table:table-cell table:style-name="Table7.B2" office:value-type="string">
            <text:p text:style-name="P95">CompositeRoom</text:p>
          </table:table-cell>
        </table:table-row>
        <table:table-row>
          <table:table-cell table:style-name="Table7.A2" office:value-type="string">
            <text:p text:style-name="P97">doSomething()</text:p>
          </table:table-cell>
          <table:table-cell table:style-name="Table7.B2" office:value-type="string">
            <text:p text:style-name="P95">getEnemy(), getTreasure()</text:p>
          </table:table-cell>
        </table:table-row>
        <table:table-row>
          <table:table-cell table:style-name="Table7.A2" office:value-type="string">
            <text:p text:style-name="P97">add()</text:p>
          </table:table-cell>
          <table:table-cell table:style-name="Table7.B2" office:value-type="string">
            <text:p text:style-name="P95">add()</text:p>
          </table:table-cell>
        </table:table-row>
        <table:table-row>
          <table:table-cell table:style-name="Table7.A2" office:value-type="string">
            <text:p text:style-name="P97">remove()</text:p>
          </table:table-cell>
          <table:table-cell table:style-name="Table7.B2" office:value-type="string">
            <text:p text:style-name="P95">remove()</text:p>
          </table:table-cell>
        </table:table-row>
        <table:table-row>
          <table:table-cell table:style-name="Table7.A2" office:value-type="string">
            <text:p text:style-name="P97">getChild()</text:p>
          </table:table-cell>
          <table:table-cell table:style-name="Table7.B2" office:value-type="string">
            <text:p text:style-name="P98">Does not exist</text:p>
          </table:table-cell>
        </table:table-row>
        <table:table-row>
          <table:table-cell table:style-name="Table7.A2" office:value-type="string">
            <text:p text:style-name="P97">Client – Component relationship</text:p>
          </table:table-cell>
          <table:table-cell table:style-name="Table7.B2" office:value-type="string">
            <text:p text:style-name="P93"><text:span text:style-name="T65">AdventureGame</text:span><text:span text:style-name="T19"> – </text:span><text:span text:style-name="T65">Room</text:span><text:span text:style-name="T19"> </text:span><text:span text:style-name="T19">relationship</text:span></text:p>
            <text:p text:style-name="P94"><text:span text:style-name="T66">Board</text:span><text:span text:style-name="T19"> </text:span><text:span text:style-name="T19">–</text:span><text:span text:style-name="T19"> </text:span><text:span text:style-name="T65">Room</text:span><text:span text:style-name="T19"> </text:span><text:span text:style-name="T19">relationship</text:span></text:p>
          </table:table-cell>
        </table:table-row>
        <table:table-row>
          <table:table-cell table:style-name="Table7.A2" office:value-type="string">
            <text:p text:style-name="P97">Composite – Component relationship</text:p>
          </table:table-cell>
          <table:table-cell table:style-name="Table7.B2" office:value-type="string">
            <text:p text:style-name="P93"><text:span text:style-name="T68">CompositeRoom</text:span><text:span text:style-name="T19"> – </text:span><text:span text:style-name="T68">Room</text:span><text:span text:style-name="T19"> relationship</text:span></text:p>
          </table:table-cell>
        </table:table-row>
      </table:table>
      <text:p text:style-name="P86"/>
      <text:p text:style-name="P60"/>
      <text:p text:style-name="P85"><text:span text:style-name="T82">References</text:span>:</text:p>
      <text:list xml:id="list1941799431" text:style-name="L7">
        <text:list-item>
          <text:p text:style-name="P65">Gamma, E., Helm, R., Johnson, R., Vlissides, J. (1994). Design Patterns: Elements of Reusable Object-Oriented Software. Reading, Mass: Addison-Wesle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5:17:58.713813617</meta:creation-date>
    <dc:date>2019-06-06T22:02:26.032033280</dc:date>
    <meta:editing-duration>PT3H53M18S</meta:editing-duration>
    <meta:editing-cycles>22</meta:editing-cycles>
    <meta:generator>LibreOffice/6.0.7.3$Linux_X86_64 LibreOffice_project/00m0$Build-3</meta:generator>
    <meta:document-statistic meta:table-count="8" meta:image-count="0" meta:object-count="0" meta:page-count="6" meta:paragraph-count="192" meta:word-count="2030" meta:character-count="13256" meta:non-whitespace-character-count="11385"/>
  </office:meta>
</office:document-meta>
</file>